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eeeeee" loext:opacity="100%" style:font-name="Cambria" officeooo:rsid="001588a8" officeooo:paragraph-rsid="001588a8"/>
    </style:style>
    <style:style style:name="P2" style:family="paragraph" style:parent-style-name="Standard">
      <style:text-properties fo:color="#eeeeee" loext:opacity="100%" style:font-name="Cambria" officeooo:rsid="001588a8" officeooo:paragraph-rsid="00183d46"/>
    </style:style>
    <style:style style:name="P3" style:family="paragraph" style:parent-style-name="Standard">
      <style:paragraph-properties fo:text-align="start" style:justify-single-word="false"/>
      <style:text-properties fo:color="#eeeeee" loext:opacity="100%" style:font-name="Cambria" officeooo:rsid="001588a8" officeooo:paragraph-rsid="001926e9"/>
    </style:style>
    <style:style style:name="P4" style:family="paragraph" style:parent-style-name="Standard">
      <style:text-properties fo:color="#eeeeee" loext:opacity="100%" style:font-name="Cambria" officeooo:rsid="001588a8" officeooo:paragraph-rsid="001926e9"/>
    </style:style>
    <style:style style:name="P5" style:family="paragraph" style:parent-style-name="Standard">
      <style:text-properties fo:color="#eeeeee" loext:opacity="100%" style:font-name="Cambria" officeooo:rsid="001588a8" officeooo:paragraph-rsid="001aeaa1"/>
    </style:style>
    <style:style style:name="P6" style:family="paragraph" style:parent-style-name="Standard">
      <style:text-properties fo:color="#eeeeee" loext:opacity="100%" style:font-name="Cambria" officeooo:rsid="00183d46" officeooo:paragraph-rsid="00183d46"/>
    </style:style>
    <style:style style:name="P7" style:family="paragraph" style:parent-style-name="Standard">
      <style:text-properties fo:color="#eeeeee" loext:opacity="100%" style:font-name="Cambria" officeooo:rsid="001882c5" officeooo:paragraph-rsid="00183d46"/>
    </style:style>
    <style:style style:name="P8" style:family="paragraph" style:parent-style-name="Standard">
      <style:paragraph-properties fo:text-align="start" style:justify-single-word="false"/>
      <style:text-properties fo:color="#eeeeee" loext:opacity="100%" style:font-name="Cambria" officeooo:paragraph-rsid="00183d46"/>
    </style:style>
    <style:style style:name="P9" style:family="paragraph" style:parent-style-name="Standard">
      <style:paragraph-properties fo:text-align="start" style:justify-single-word="false"/>
      <style:text-properties fo:color="#eeeeee" loext:opacity="100%" style:font-name="Cambria" officeooo:paragraph-rsid="001926e9"/>
    </style:style>
    <style:style style:name="P10" style:family="paragraph" style:parent-style-name="Standard">
      <style:text-properties fo:color="#eeeeee" loext:opacity="100%" style:font-name="Cambria" officeooo:rsid="00183d46" officeooo:paragraph-rsid="00183d46" fo:background-color="#8d281e"/>
    </style:style>
    <style:style style:name="P11" style:family="paragraph" style:parent-style-name="Standard">
      <style:paragraph-properties fo:text-align="start" style:justify-single-word="false"/>
      <style:text-properties fo:color="#eeeeee" loext:opacity="100%" style:font-name="Cambria" officeooo:rsid="00183d46" officeooo:paragraph-rsid="00183d46" fo:background-color="#8d281e"/>
    </style:style>
    <style:style style:name="P12" style:family="paragraph" style:parent-style-name="Standard">
      <style:text-properties fo:color="#eeeeee" loext:opacity="100%" style:font-name="Cambria" officeooo:rsid="001588a8" officeooo:paragraph-rsid="001588a8" fo:background-color="#224b12"/>
    </style:style>
    <style:style style:name="P13" style:family="paragraph" style:parent-style-name="Standard">
      <style:text-properties fo:color="#eeeeee" loext:opacity="100%" style:font-name="Cambria" officeooo:rsid="00183d46" officeooo:paragraph-rsid="00183d46" fo:background-color="#224b12"/>
    </style:style>
    <style:style style:name="P14" style:family="paragraph" style:parent-style-name="Standard">
      <style:text-properties fo:color="#eeeeee" loext:opacity="100%" style:font-name="Cambria" officeooo:rsid="001b11f5" officeooo:paragraph-rsid="00183d46" fo:background-color="#224b12"/>
    </style:style>
    <style:style style:name="P15" style:family="paragraph" style:parent-style-name="Standard">
      <style:text-properties fo:color="#eeeeee" loext:opacity="100%" style:font-name="Cambria" officeooo:rsid="001aeaa1" officeooo:paragraph-rsid="001aeaa1" fo:background-color="#224b12"/>
    </style:style>
    <style:style style:name="P16" style:family="paragraph" style:parent-style-name="Standard">
      <style:text-properties fo:color="#eeeeee" loext:opacity="100%" style:font-name="Cambria" officeooo:rsid="001926e9" officeooo:paragraph-rsid="001926e9" fo:background-color="transparent"/>
    </style:style>
    <style:style style:name="P17" style:family="paragraph" style:parent-style-name="Standard">
      <style:text-properties fo:color="#eeeeee" loext:opacity="100%" style:font-name="Cambria" officeooo:rsid="00183d46" officeooo:paragraph-rsid="00183d46" fo:background-color="transparent"/>
    </style:style>
    <style:style style:name="P18" style:family="paragraph" style:parent-style-name="Standard">
      <style:paragraph-properties fo:text-align="start" style:justify-single-word="false"/>
      <style:text-properties fo:color="#eeeeee" loext:opacity="100%" style:font-name="Cambria" officeooo:rsid="001e7826" officeooo:paragraph-rsid="001926e9"/>
    </style:style>
    <style:style style:name="P19" style:family="paragraph" style:parent-style-name="Standard">
      <style:text-properties fo:color="#eeeeee" loext:opacity="100%" style:font-name="Cambria" officeooo:rsid="001aeaa1" officeooo:paragraph-rsid="001aeaa1"/>
    </style:style>
    <style:style style:name="P20" style:family="paragraph" style:parent-style-name="Standard">
      <style:text-properties officeooo:rsid="0008128c" officeooo:paragraph-rsid="001588a8"/>
    </style:style>
    <style:style style:name="P21" style:family="paragraph" style:parent-style-name="Standard">
      <style:paragraph-properties fo:text-align="start" style:justify-single-word="false"/>
      <style:text-properties officeooo:paragraph-rsid="00183d46"/>
    </style:style>
    <style:style style:name="P22" style:family="paragraph" style:parent-style-name="Standard">
      <style:text-properties fo:color="#eeeeee" loext:opacity="100%" style:font-name="Cambria" officeooo:rsid="001aeaa1" officeooo:paragraph-rsid="001aeaa1"/>
    </style:style>
    <style:style style:name="T1" style:family="text">
      <style:text-properties fo:color="#eeeeee" loext:opacity="100%" style:font-name="Cambria"/>
    </style:style>
    <style:style style:name="T2" style:family="text">
      <style:text-properties fo:color="#eeeeee" loext:opacity="100%" style:font-name="Cambria" officeooo:rsid="001588a8"/>
    </style:style>
    <style:style style:name="T3" style:family="text">
      <style:text-properties fo:color="#eeeeee" loext:opacity="100%" style:font-name="Cambria" officeooo:rsid="0016d90d"/>
    </style:style>
    <style:style style:name="T4" style:family="text">
      <style:text-properties officeooo:rsid="00183d46"/>
    </style:style>
    <style:style style:name="T5" style:family="text">
      <style:text-properties officeooo:rsid="001877b1"/>
    </style:style>
    <style:style style:name="T6" style:family="text">
      <style:text-properties officeooo:rsid="001926e9"/>
    </style:style>
    <style:style style:name="T7" style:family="text">
      <style:text-properties officeooo:rsid="001926e9" fo:background-color="transparent" loext:char-shading-value="0"/>
    </style:style>
    <style:style style:name="T8" style:family="text">
      <style:text-properties officeooo:rsid="001aeaa1"/>
    </style:style>
    <style:style style:name="T9" style:family="text">
      <style:text-properties officeooo:rsid="001bda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8">@Book of the Dead</text:p>
      <text:p text:style-name="P21"><text:span text:style-name="T2">This is John Johnson, </text:span><text:span text:style-name="T3">age 64.</text:span></text:p>
      <text:p text:style-name="P8">+Information: 1</text:p>
      <text:p text:style-name="P8">+Close: -1</text:p>
      <text:p text:style-name="P21"><text:span text:style-name="T1"/></text:p>
      <text:p text:style-name="P9">@Book of the Dead</text:p>
      <text:p text:style-name="P9">The Book of the dead records information on each and every soul after they die.</text:p>
      <text:p text:style-name="P9"/>
      <text:p text:style-name="P9"/>
      <text:p text:style-name="P9">@Book of the Dead</text:p>
      <text:p text:style-name="P9">What do you want to know about this person?</text:p>
      <text:p text:style-name="P9">+Cause of death : <text:span text:style-name="T4">5</text:span></text:p>
      <text:p text:style-name="P9">+Personality : <text:span text:style-name="T6">9</text:span></text:p>
      <text:p text:style-name="P18">+Random Fact : 1<text:span text:style-name="T6">2</text:span></text:p>
      <text:p text:style-name="P3">+Make Choice : 3</text:p>
      <text:p text:style-name="P3"/>
      <text:p text:style-name="P3"/>
      <text:p text:style-name="P3">@Book of the Dead</text:p>
      <text:p text:style-name="P3">Will you</text:p>
      <text:p text:style-name="P3">+Harverst : -1</text:p>
      <text:p text:style-name="P3">+Save : <text:span text:style-name="T4">4</text:span></text:p>
      <text:p text:style-name="P3">+Still Deciding : -1</text:p>
      <text:p text:style-name="P6"/>
      <text:p text:style-name="P6">Saved Text</text:p>
      <text:p text:style-name="P2">@Book of the Dead</text:p>
      <text:p text:style-name="P7">John will live on another day. <text:s/>It’s left to fate to see what will become of him. : -<text:span text:style-name="T5">1</text:span></text:p>
      <text:p text:style-name="P1"/>
      <text:p text:style-name="P1"/>
      <text:p text:style-name="P1"/>
      <text:p text:style-name="P12">Cause of death</text:p>
      <text:p text:style-name="P1"/>
      <text:p text:style-name="P1"/>
      <text:p text:style-name="P1">@Book of the Dead</text:p>
      <text:p text:style-name="P2">John died by being crushed by a moving trolley, whilst he was tied to the tracks.</text:p>
      <text:p text:style-name="P1"/>
      <text:p text:style-name="P1">@Book of the Dead</text:p>
      <text:p text:style-name="P1">The trolley came speeding down the track to a switch operated by a mad philosophy professor who had started to take his work to<text:span text:style-name="T5">o</text:span> literally in his old age.</text:p>
      <text:p text:style-name="P1"/>
      <text:p text:style-name="P1">@Book of the Dead</text:p>
      <text:p text:style-name="P2">John was tied up beside two women and a goat, whilst <text:span text:style-name="T8">a</text:span> m<text:span text:style-name="T8">a</text:span>n wearing <text:span text:style-name="T8">a </text:span>Hitler moustache w<text:span text:style-name="T8">as</text:span> tied to the parallel track.</text:p>
      <text:p text:style-name="P1"/>
      <text:p text:style-name="P1">@Book of the Dead</text:p>
      <text:p text:style-name="P4">What exactly the experiment was trying to establish is unknown, but it has something to do with moral responsibility. <text:s/><text:span text:style-name="T7">: 2</text:span></text:p>
      <text:p text:style-name="P1"/>
      <text:p text:style-name="P1"/>
      <text:p text:style-name="P12">Personality</text:p>
      <text:p text:style-name="P1"/>
      <text:p text:style-name="P1"><text:soft-page-break/>@Book of the Dead</text:p>
      <text:p text:style-name="P1">John Johnson was an avid collector of both cats and National Geographic magazines.</text:p>
      <text:p text:style-name="P1"/>
      <text:p text:style-name="P1">@Book of the Dead</text:p>
      <text:p text:style-name="P1">His 12 cats were all well-fed and cared for, <text:s/>each owning their own room in his large house.</text:p>
      <text:p text:style-name="P20"/>
      <text:p text:style-name="P20"/>
      <text:p text:style-name="P1">@Book of the Dead</text:p>
      <text:p text:style-name="P4">John’s modest fortune and large house will be passed to his cats, so they can live out the rest of their lives in pleasure. <text:span text:style-name="T7">: 2</text:span></text:p>
      <text:p text:style-name="P1"/>
      <text:p text:style-name="P1"/>
      <text:p text:style-name="P13">Random fact</text:p>
      <text:p text:style-name="P17"/>
      <text:p text:style-name="P4">@Book of the Dead</text:p>
      <text:p text:style-name="P16">Johns favourite cat, Luna, travelled with him to the realm between realms where she remains in a state of being both alive and dead. : 2</text:p>
      <text:p text:style-name="P13"/>
      <text:p text:style-name="P10"/>
      <text:p text:style-name="P14">On revival</text:p>
      <text:p text:style-name="P5"><text:span text:style-name="T8">Due to quantum entanglement the</text:span><text:span text:style-name="T6"> </text:span>mad philosophy professor <text:span text:style-name="T8">decided not to pull the leaver, thus killing the man tied to the other track. <text:s text:c="2"/>His death weighed on Johns conscience and his story is unknown.</text:span></text:p>
      <text:p text:style-name="P5"/>
      <text:p text:style-name="P19">John and his cats lived out the rest of their lives in peace. <text:s/>John died of heart failure at 85, and his now 14 cats (Luna had kittens) inherited all that he had owned.</text:p>
      <text:p text:style-name="P6"/>
      <text:p text:style-name="P6"/>
      <text:p text:style-name="P15">On all killed</text:p>
      <text:p text:style-name="P19">The grim reaper was given the chance to spare a soul tonight, but he chose not to. <text:s/>Perhaps he found them all unworthy, or perhaps he was just doing h<text:span text:style-name="T9">is</text:span> duty as keeper of the realm of the dead. <text:s/>What ever the reason, four souls passed on tonight, their future stories untol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1c1c1c"/>
      <style:paragraph-properties fo:background-color="#1c1c1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00:04:32.279000000</meta:creation-date>
    <dc:date>2023-10-23T00:19:38.034000000</dc:date>
    <meta:editing-duration>P1DT3H17M39S</meta:editing-duration>
    <meta:editing-cycles>10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44" meta:word-count="438" meta:character-count="2225" meta:non-whitespace-character-count="1823"/>
  </office:meta>
</office:document-meta>
</file>